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0" svg:width="0.216cm" svg:height="0.295cm" svg:x="14.245cm" svg:y="9.657cm">
          <draw:text-box>
            <text:p text:style-name="P19"><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0" svg:width="0.599cm" svg:height="0.283cm" svg:x="11.396cm" svg:y="16.503cm">
        <draw:text-box>
          <text:p text:style-name="P19"><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0" svg:width="0.599cm" svg:height="0.283cm" svg:x="5.743cm" svg:y="16.503cm">
        <draw:text-box>
          <text:p text:style-name="P19"><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2" svg:width="1.47cm" svg:height="0.272cm" svg:x="6.923cm" svg:y="17.277cm">
        <draw:text-box>
          <text:p text:style-name="P19"><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0" svg:width="0.708cm" svg:height="0.283cm" svg:x="8.904cm" svg:y="17.231cm">
        <draw:text-box>
          <text:p text:style-name="P19"><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1" svg:width="0.795cm" svg:height="0.267cm" svg:x="6.491cm" svg:y="18.988cm">
        <draw:text-box>
          <text:p text:style-name="P19"><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0" svg:width="0.708cm" svg:height="0.283cm" svg:x="5.988cm" svg:y="20.138cm">
        <draw:text-box>
          <text:p text:style-name="P19"><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0" svg:width="0.708cm" svg:height="0.283cm" svg:x="7.161cm" svg:y="20.138cm">
        <draw:text-box>
          <text:p text:style-name="P19"><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0" svg:width="0.708cm" svg:height="0.283cm" svg:x="8.315cm" svg:y="20.138cm">
        <draw:text-box>
          <text:p text:style-name="P19"><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0" svg:width="0.708cm" svg:height="0.283cm" svg:x="9.491cm" svg:y="20.138cm">
        <draw:text-box>
          <text:p text:style-name="P19"><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1" svg:width="0.795cm" svg:height="0.267cm" svg:x="8.842cm" svg:y="18.988cm">
        <draw:text-box>
          <text:p text:style-name="P19"><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0" svg:width="0.842cm" svg:height="0.283cm" svg:x="12.106cm" svg:y="18.988cm">
        <draw:text-box>
          <text:p text:style-name="P19"><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0" svg:width="0.708cm" svg:height="0.283cm" svg:x="13.968cm" svg:y="20.138cm">
        <draw:text-box>
          <text:p text:style-name="P19"><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0" svg:width="0.41cm" svg:height="0.283cm" svg:x="15.282cm" svg:y="21.108cm">
        <draw:text-box>
          <text:p text:style-name="P19"><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0" svg:width="0.842cm" svg:height="0.283cm" svg:x="14.432cm" svg:y="18.988cm">
        <draw:text-box>
          <text:p text:style-name="P19"><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2"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2" svg:width="1.47cm" svg:height="0.272cm" svg:x="12.651cm" svg:y="17.231cm">
        <draw:text-box>
          <text:p text:style-name="P19"><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0" svg:width="0.708cm" svg:height="0.283cm" svg:x="14.534cm" svg:y="17.231cm">
        <draw:text-box>
          <text:p text:style-name="P19"><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0" svg:width="0.708cm" svg:height="0.283cm" svg:x="15.102cm" svg:y="20.138cm">
        <draw:text-box>
          <text:p text:style-name="P19"><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0" svg:width="0.41cm" svg:height="0.283cm" svg:x="6.149cm" svg:y="21.108cm">
        <draw:text-box>
          <text:p text:style-name="P19"><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0" svg:width="0.41cm" svg:height="0.283cm" svg:x="7.304cm" svg:y="21.108cm">
        <draw:text-box>
          <text:p text:style-name="P19"><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0" svg:width="0.41cm" svg:height="0.283cm" svg:x="8.477cm" svg:y="21.108cm">
        <draw:text-box>
          <text:p text:style-name="P19"><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0" svg:width="0.41cm" svg:height="0.283cm" svg:x="9.633cm" svg:y="21.108cm">
        <draw:text-box>
          <text:p text:style-name="P19"><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0" svg:width="0.869cm" svg:height="0.292cm" svg:x="8.869cm" svg:y="9.994cm">
        <draw:text-box>
          <text:p text:style-name="P19"><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0" svg:width="0.729cm" svg:height="0.292cm" svg:x="10.643cm" svg:y="11.208cm">
        <draw:text-box>
          <text:p text:style-name="P19"><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0" svg:width="0.729cm" svg:height="0.292cm" svg:x="12.044cm" svg:y="11.208cm">
        <draw:text-box>
          <text:p text:style-name="P19"><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0" svg:width="0.869cm" svg:height="0.292cm" svg:x="11.271cm" svg:y="9.994cm">
        <draw:text-box>
          <text:p text:style-name="P19"><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0" svg:width="1.43cm" svg:height="0.292cm" svg:x="9.098cm" svg:y="7.659cm">
        <draw:text-box>
          <text:p text:style-name="P19"><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0" svg:width="1.283cm" svg:height="0.292cm" svg:x="9.786cm" svg:y="8.784cm">
        <draw:text-box>
          <text:p text:style-name="P19"><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0" svg:width="0.729cm" svg:height="0.292cm" svg:x="11.331cm" svg:y="8.181cm">
        <draw:text-box>
          <text:p text:style-name="P19"><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1" svg:width="1.43cm" svg:height="0.292cm" svg:x="4.879cm" svg:y="7.659cm">
        <draw:text-box>
          <text:p text:style-name="P19"><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0" svg:width="1.283cm" svg:height="0.292cm" svg:x="5.546cm" svg:y="8.784cm">
        <draw:text-box>
          <text:p text:style-name="P19"><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2" svg:width="1.431cm" svg:height="0.272cm" svg:x="5.23cm" svg:y="8.22cm">
        <draw:text-box>
          <text:p text:style-name="P19"><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0" svg:width="0.729cm" svg:height="0.292cm" svg:x="7.091cm" svg:y="8.181cm">
        <draw:text-box>
          <text:p text:style-name="P19"><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0" svg:width="1.43cm" svg:height="0.292cm" svg:x="13.296cm" svg:y="7.659cm">
        <draw:text-box>
          <text:p text:style-name="P19"><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0" svg:width="1.283cm" svg:height="0.292cm" svg:x="14.005cm" svg:y="8.784cm">
        <draw:text-box>
          <text:p text:style-name="P19"><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0" svg:width="0.729cm" svg:height="0.292cm" svg:x="15.55cm" svg:y="8.181cm">
        <draw:text-box>
          <text:p text:style-name="P19"><text:span text:style-name="T16">Nonce</text:span></text:p>
        </draw:text-box>
      </draw:frame>
      <draw:frame text:anchor-type="page" text:anchor-page-number="5" draw:z-index="166" draw:style-name="gr44" draw:text-style-name="P20" svg:width="2.322cm" svg:height="0.292cm" svg:x="12.689cm" svg:y="10.537cm">
        <draw:text-box>
          <text:p text:style-name="P19"><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0" svg:width="3.137cm" svg:height="0.292cm" svg:x="4.272cm" svg:y="7.01cm">
        <draw:text-box>
          <text:p text:style-name="P19"><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0" svg:width="0.207cm" svg:height="0.283cm" svg:x="11.037cm" svg:y="21.532cm">
          <draw:text-box>
            <text:p text:style-name="P19"><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0" svg:width="1.01cm" svg:height="0.251cm" svg:x="5.96cm" svg:y="8.14cm">
        <draw:text-box>
          <text:p text:style-name="P19"><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0" svg:width="1.311cm" svg:height="0.251cm" svg:x="7.858cm" svg:y="8.14cm">
        <draw:text-box>
          <text:p text:style-name="P19"><text:span text:style-name="T17">Transaktioner</text:span></text:p>
        </draw:text-box>
      </draw:frame>
      <draw:frame text:anchor-type="page" text:anchor-page-number="6" draw:z-index="179" draw:style-name="gr52" draw:text-style-name="P20" svg:width="1.01cm" svg:height="0.251cm" svg:x="10.271cm" svg:y="8.035cm">
        <draw:text-box>
          <text:p text:style-name="P19"><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0" svg:width="1.061cm" svg:height="0.251cm" svg:x="10.271cm" svg:y="8.285cm">
        <draw:text-box>
          <text:p text:style-name="P19"><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0" svg:width="1.151cm" svg:height="0.251cm" svg:x="12.617cm" svg:y="8.14cm">
        <draw:text-box>
          <text:p text:style-name="P19"><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0" svg:width="1.2cm" svg:height="0.251cm" svg:x="14.688cm" svg:y="8.14cm">
        <draw:text-box>
          <text:p text:style-name="P19"><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0" svg:width="0.96cm" svg:height="0.251cm" svg:x="5.96cm" svg:y="10.045cm">
        <draw:text-box>
          <text:p text:style-name="P19"><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0" svg:width="1.311cm" svg:height="0.251cm" svg:x="8.036cm" svg:y="10.045cm">
        <draw:text-box>
          <text:p text:style-name="P19"><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0" svg:width="1.2cm" svg:height="0.251cm" svg:x="10.379cm" svg:y="10.045cm">
        <draw:text-box>
          <text:p text:style-name="P19"><text:span text:style-name="T17">Allmänheten</text:span></text:p>
        </draw:text-box>
      </draw:frame>
      <draw:frame text:anchor-type="page" text:anchor-page-number="6" draw:z-index="195" draw:style-name="gr56" draw:text-style-name="P20" svg:width="1.906cm" svg:height="0.251cm" svg:x="5.438cm" svg:y="9.308cm">
        <draw:text-box>
          <text:p text:style-name="P19"><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0" svg:width="1.285cm" svg:height="0.288cm" svg:x="7.25cm" svg:y="5.918cm">
        <draw:text-box>
          <text:p text:style-name="P19"><text:span text:style-name="T28">Transaktion</text:span></text:p>
        </draw:text-box>
      </draw:frame>
      <draw:frame text:anchor-type="page" text:anchor-page-number="2" draw:z-index="211" draw:style-name="gr79" draw:text-style-name="P21" svg:width="1.05cm" svg:height="0.267cm" svg:x="7.392cm" svg:y="6.514cm">
        <draw:text-box>
          <text:p text:style-name="P19"><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1" svg:width="1.509cm" svg:height="0.267cm" svg:x="7.228cm" svg:y="6.786cm">
        <draw:text-box>
          <text:p text:style-name="P19"><text:span text:style-name="T12">Publika Nyckel</text:span></text:p>
        </draw:text-box>
      </draw:frame>
      <draw:frame text:anchor-type="page" text:anchor-page-number="2" draw:z-index="214" draw:style-name="gr79" draw:text-style-name="P20" svg:width="1.05cm" svg:height="0.267cm" svg:x="7.4cm" svg:y="8.867cm">
        <draw:text-box>
          <text:p text:style-name="P19"><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1" svg:width="0.922cm" svg:height="0.267cm" svg:x="7.421cm" svg:y="9.139cm">
        <draw:text-box>
          <text:p text:style-name="P19"><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1" svg:width="0.701cm" svg:height="0.267cm" svg:x="7.565cm" svg:y="7.823cm">
        <draw:text-box>
          <text:p text:style-name="P19"><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0" svg:width="1.285cm" svg:height="0.288cm" svg:x="10.469cm" svg:y="5.918cm">
        <draw:text-box>
          <text:p text:style-name="P19"><text:span text:style-name="T28">Transaktion</text:span></text:p>
        </draw:text-box>
      </draw:frame>
      <draw:frame text:anchor-type="page" text:anchor-page-number="2" draw:z-index="227" draw:style-name="gr79" draw:text-style-name="P20" svg:width="1.05cm" svg:height="0.267cm" svg:x="10.546cm" svg:y="6.514cm">
        <draw:text-box>
          <text:p text:style-name="P19"><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0" svg:width="1.509cm" svg:height="0.267cm" svg:x="10.358cm" svg:y="6.786cm">
        <draw:text-box>
          <text:p text:style-name="P19"><text:span text:style-name="T12">Publika Nyckel</text:span></text:p>
        </draw:text-box>
      </draw:frame>
      <draw:frame text:anchor-type="page" text:anchor-page-number="2" draw:z-index="230" draw:style-name="gr79" draw:text-style-name="P20" svg:width="1.05cm" svg:height="0.267cm" svg:x="10.532cm" svg:y="8.867cm">
        <draw:text-box>
          <text:p text:style-name="P19"><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1" svg:width="0.922cm" svg:height="0.267cm" svg:x="10.553cm" svg:y="9.139cm">
        <draw:text-box>
          <text:p text:style-name="P19"><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0" svg:width="0.701cm" svg:height="0.267cm" svg:x="10.698cm" svg:y="7.823cm">
        <draw:text-box>
          <text:p text:style-name="P19"><text:span text:style-name="T12">Hashv,</text:span></text:p>
        </draw:text-box>
      </draw:frame>
      <draw:frame text:anchor-type="page" text:anchor-page-number="2" draw:z-index="263" draw:style-name="gr85"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0" svg:width="1.285cm" svg:height="0.288cm" svg:x="13.601cm" svg:y="5.918cm">
        <draw:text-box>
          <text:p text:style-name="P19"><text:span text:style-name="T28">Transaktion</text:span></text:p>
        </draw:text-box>
      </draw:frame>
      <draw:frame text:anchor-type="page" text:anchor-page-number="2" draw:z-index="268" draw:style-name="gr79" draw:text-style-name="P20" svg:width="1.05cm" svg:height="0.267cm" svg:x="13.679cm" svg:y="6.514cm">
        <draw:text-box>
          <text:p text:style-name="P19"><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0" svg:width="1.509cm" svg:height="0.267cm" svg:x="13.511cm" svg:y="6.786cm">
        <draw:text-box>
          <text:p text:style-name="P19"><text:span text:style-name="T12">Publika Nyckel</text:span></text:p>
        </draw:text-box>
      </draw:frame>
      <draw:frame text:anchor-type="page" text:anchor-page-number="2" draw:z-index="271" draw:style-name="gr79" draw:text-style-name="P20" svg:width="0.987cm" svg:height="0.267cm" svg:x="13.686cm" svg:y="8.867cm">
        <draw:text-box>
          <text:p text:style-name="P19"><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1" svg:width="0.922cm" svg:height="0.267cm" svg:x="13.707cm" svg:y="9.139cm">
        <draw:text-box>
          <text:p text:style-name="P19"><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0" svg:width="0.701cm" svg:height="0.267cm" svg:x="13.852cm" svg:y="7.823cm">
        <draw:text-box>
          <text:p text:style-name="P19"><text:span text:style-name="T12">Hashv.</text:span></text:p>
        </draw:text-box>
      </draw:frame>
      <draw:frame text:anchor-type="page" text:anchor-page-number="2" draw:z-index="306" draw:style-name="gr85"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86"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0" svg:width="1.05cm" svg:height="0.267cm" svg:x="10.532cm" svg:y="10.444cm">
        <draw:text-box>
          <text:p text:style-name="P19"><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0" svg:width="1.47cm" svg:height="0.267cm" svg:x="10.319cm" svg:y="10.719cm">
        <draw:text-box>
          <text:p text:style-name="P19"><text:span text:style-name="T12">Privata Nyckel</text:span></text:p>
        </draw:text-box>
      </draw:frame>
      <draw:frame text:anchor-type="page" text:anchor-page-number="2" draw:z-index="312" draw:style-name="gr88" draw:text-style-name="P20" svg:width="1.05cm" svg:height="0.267cm" svg:x="7.4cm" svg:y="10.444cm">
        <draw:text-box>
          <text:p text:style-name="P19"><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1" svg:width="1.47cm" svg:height="0.267cm" svg:x="7.186cm" svg:y="10.719cm">
        <draw:text-box>
          <text:p text:style-name="P19"><text:span text:style-name="T12">Privata Nyckel</text:span></text:p>
        </draw:text-box>
      </draw:frame>
      <draw:frame text:anchor-type="page" text:anchor-page-number="2" draw:z-index="338" draw:style-name="gr89"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90"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89"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8" draw:text-style-name="P20" svg:width="1.05cm" svg:height="0.267cm" svg:x="13.686cm" svg:y="10.444cm">
        <draw:text-box>
          <text:p text:style-name="P19"><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0" svg:width="1.47cm" svg:height="0.267cm" svg:x="13.451cm" svg:y="10.71cm">
        <draw:text-box>
          <text:p text:style-name="P19"><text:span text:style-name="T12">Privata Nyckel</text:span></text:p>
        </draw:text-box>
      </draw:frame>
      <draw:frame text:anchor-type="page" text:anchor-page-number="2" draw:z-index="377" draw:style-name="gr86"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90"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0" svg:width="0.625cm" svg:height="0.295cm" svg:x="7.484cm" svg:y="23.077cm">
        <draw:text-box>
          <text:p text:style-name="P19"><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0" svg:width="0.399cm" svg:height="0.295cm" svg:x="7.654cm" svg:y="23.627cm">
        <draw:text-box>
          <text:p text:style-name="P19"><text:span text:style-name="T11">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0" svg:width="0.399cm" svg:height="0.295cm" svg:x="8.652cm" svg:y="23.627cm">
        <draw:text-box>
          <text:p text:style-name="P19"><text:span text:style-name="T11">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0" svg:width="0.216cm" svg:height="0.295cm" svg:x="9.798cm" svg:y="23.627cm">
        <draw:text-box>
          <text:p text:style-name="P19"><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0" svg:width="0.625cm" svg:height="0.295cm" svg:x="11.298cm" svg:y="23.077cm">
        <draw:text-box>
          <text:p text:style-name="P19"><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0" svg:width="0.399cm" svg:height="0.295cm" svg:x="11.446cm" svg:y="23.627cm">
        <draw:text-box>
          <text:p text:style-name="P19"><text:span text:style-name="T11">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0" svg:width="0.399cm" svg:height="0.295cm" svg:x="12.446cm" svg:y="23.627cm">
        <draw:text-box>
          <text:p text:style-name="P19"><text:span text:style-name="T11">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0" svg:width="0.216cm" svg:height="0.295cm" svg:x="13.591cm" svg:y="23.627cm">
        <draw:text-box>
          <text:p text:style-name="P19"><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genom en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upprepas om <text:span text:style-name="T8">igen</text:span>. Den längsta kedjan tjänar inte enbart som bevis på ordningsföljden av iakttagna händelser,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för inträffade händelser när de är bortkopplade. </text:p>
      <text:h text:style-name="P16" text:outline-level="2"><text:span text:style-name="T3">1. <text:s text:c="3"/>Introduktion</text:span> </text:h>
      <text:p text:style-name="P3">Handel på internet har kommit att förlita sig nästan uteslutande på finansiella institutioner som tjänar som betrodd tredje part vid processande av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kunna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någon mekanism existerar inte för att göra betalningar över en kommunikationskanal utan inblandning från en betrodd part.</text:p>
      <text:p text:style-name="P3"><text:s text:c="5"/>Vad som behövs är ett elektroniskt betalsystem som är baserad på kryptografiska bevis i stället för på tillit, som tillåter två villiga parter att genomföra en transaktion direkt med varandra utan behovet av en betrodd tredje part. Transaktioner som är beräkningsmässigt opraktiska att återkalla, skulle skydda säljare mot bedrägeri, och rutinmässiga depositionsmekanismer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grupp av samarbetande angripare har.</text:p>
      <text:h text:style-name="P17"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8626850158010084531"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verifiera att en av ägarna inte dubbelbetalt med myntet. En vanlig lösning är att införa en betrodd central utgivare eller styrande organ,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vara dubbelbetalda. Problemet med denna lösning är att hela penningsystemets öde hänger på företaget som utger mynt, som varje transaktion måste<text:span text:style-name="T8"> passera </text:span>genom, <text:s/>precis som en bank.</text:p>
        </text:list-item>
        <text:list-item>
          <text:p text:style-name="P12"><text:s text:c="5"/>Vi behöver en metod för att betalningsmottagaren ska veta med säkerhet att föregående <text:span text:style-name="T8">ägare</text:span> inte signerat några transaktioner tidigare. För våra ändamål, är det den tidigaste transaktionen som räknas, vi bryr oss inte om senare försök att dubbelbetala. Det enda sättet att fastställa att en transaktion inte utförts är att ha kännedom om samtliga transaktioner som ägt rum. I myntmodellen med en central utgivare, hade utgivaren kännedom om <text:span text:style-name="T8">samtliga</text:span> transaktioner och kunde avgöra vilken som anlänt först. För att åstadkomma motsvarande utan inblandning av en betrodd part måste transaktionerna offentligöras [1], och vi behöver en metod för deltagarna att komma överens om transaktionshistorikens ordningsföljd. Betalnings-mottagaren behöver bevis på att vid tidpunkten för varje transaktion, var majoriteten överens om att transaktionen var den första.</text:p>
        </text:list-item>
      </text:list>
      <text:h text:style-name="P17" text:outline-level="2">3. <text:s text:c="3"/>Tidserver</text:h>
      <text:p text:style-name="P3">Lösningen vi föreslår börjar med en tidserver. En tidserver fungerar genom att beräkna hashvärdet av ett block av artiklar som ska tidstämplas och publicera det för utbredd spridning<text:span text:style-name="T8">,</text:span> såsom i en tidning ett eller Usenet inlägg [2-5]. Tidsstämpeln är bevis på att datan måste ha existerat vid tidpunkten, <text:s/>uppenbart nödvändigt, för att inkluderas i hashberäkningen. Varje tidsstämpel inkluderar föregående tidsstämpel i sin hashberäkning, och bildar på så sätt en kedja, där varje tillkommande tidsstämpel befäster tidsstämplarna innan.</text:p>
      <text:p text:style-name="P3"/>
      <text:p text:style-name="P3"/>
      <text:p text:style-name="P4"/>
      <text:h text:style-name="P17"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på ett visst antal nollbitar. Genomsnittsarbetet ökar exponentiellt med antalet nollbitar som erfordras, och att arbetet verkligen utförts kan verifieras genom exekvering av en enda hashberäkning. <text:s text:c="79"/></text:p>
      <text:p text:style-name="P9">För vårt tidsstämpelnätverk, utför vi proof-of-work genom att stegvis öka nonce-värdet i blocket tills ett värde hittas som ger blockets hashvärde antalet nollbitar som behövs. När väl <text:s/>CPU-insatsen<text:span text:style-name="T9"> </text:span><text:span text:style-name="T8">för</text:span><text:span text:style-name="T9"> </text:span>att uppfylla proof-of-work investerats, kan inte blocket ändras utan att upprepa arbetet om igen. Då efterkommande block länkas efter ett block, kommer arbetet för att ändra ett block innefatta att göra om arbetet för alla block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bestämdes av principen, en IP-adress - en röst skulle den kunna <text:span text:style-name="T8">köras över </text:span>av någon som lyckas samla ihop många IP-adresser. Proof-of-work grundas huvudsakligen på en CPU - en röst. Majoritetsbeslutet är representerad av den längsta block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göra om proof-of-work igen för blocket och alla block efter det och sedan komma ikapp samt överträffa de tillförlitliga nodernas insats. Vi kommer senare att visa att sannolikheten att en långsammare angripare kommer ikapp avtar<text:span text:style-name="T9"> </text:span>exponentiellt allteftersom block tilläggs.</text:p>
      <text:p text:style-name="P9">För att kompensera för utvecklingen av allt snabbare hårdvara och variationer i intresset för drift av noder över tid, regleras proof-of-work uppgiftens svårighetsgrad av ett rörligt medelvärde som siktar på ett konstant antal nyskapade block per timme. Om de genereras för snabbt, ökas svårighetsgraden.</text:p>
      <text:h text:style-name="P17" text:outline-level="2">5. <text:s text:c="3"/>Nätverk</text:h>
      <text:p text:style-name="P3">Stegen vid körning av <text:span text:style-name="T8">nätverket</text:span><text:span text:style-name="T9"> </text:span>är som följer:</text:p>
      <text:list xml:id="list4649848681018597054"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hitta ett svårlöslig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redan <text:s/>utförts.</text:p>
        </text:list-item>
        <text:list-item>
          <text:p text:style-name="P13">Noder uttrycker sitt godkännande av blocket genom att arbeta på att skapa nästa block i kedjan med användning av det godkända blockets hashvärde som föregående hashvärde.</text:p>
        </text:list-item>
      </text:list>
      <text:p text:style-name="P9"/>
      <text:p text:style-name="P9">Noder <text:span text:style-name="T8">betraktar</text:span> alltid den längsta kedjan som den rätta och fortsätter att arbeta på att förlänga den.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Bara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7"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sätta mynt i cirkulationen, eftersom det inte finns någon central utgivare av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bedra människor genom att stjäla tillbaka sina betalningar, eller använda CPU-kraft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7" text:outline-level="2">7. <text:s text:c="3"/>Återvinning av diskutrymme</text:h>
      <text:p text:style-name="P3">När väl den senaste transaktionen med ett mynt är begravd under tillräckligt många block, kan <text:s/>transaktioner som utförts innan den,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några transaktioner är på ca. 80 bytes. Om vi antar att block genereras var tionde minut, krävs 80 bytes * 6 * 24 * 365 = 4.2MB av lagring per år. Då datorsystem <text:s/>vanligtvis säljs med 2 GB RAM i 2008, och Moores lag förutspår att nuvarande tillväxt är 1,2 GB per år, bör lagring inte vara ett problem även om blockhuvudena måste lagras i RAM-minnet. </text:p>
      <text:h text:style-name="P17" text:outline-level="2"><text:soft-page-break/>8. <text:s text:c="3"/>Förenklad betalningsverifikation</text:h>
      <text:p text:style-name="P3">Det är möjligt att verifiera betalningar utan att behöva ha en fullständig nätverksnod igång. En användare behöver endast behålla en kopia av blockhuvudena från den längsta proof-of-work kedjan, och han kan erhålla en sådan kopia genom förfrågningar till nätverksnoder tills han är övertygad om att han har den längsta kedjan, och därefter få tillgång till Merkle-grenen som länkar transaktionen till blocket den är <text:s/>tidsstämplad i. Han kan inte verifiera transaktionen själv, men genom att länka den till en plats i kedjan, kan han se att en nätverksnod har accepterat den, och block som tillfoga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hederliga noder styr över nätverket, men blir mer osäker om nätverket tas över av en angripare. Medan nätverksnoder kan verifiera betalningar själva, kan den förenklade metoden luras av en angripares fabricerade transaktioner så länge som <text:span text:style-name="T8">angriparen har kontrollen över nätverket. </text:span>En strategi för att skydda mot detta skulle vara att acceptera varningsmeddelanden från nätverksnoder när de detekterar ett ogiltigt block, vilket skulle igångstarta användarens programvaras nedladddning av det fullständiga blocket samt transaktioner som varnats för, så att inkonsistensen kan bekräftas. Företag som mottar betalningar ofta kommer förmodligen att ändå vilja driva sina egna noder för <text:span text:style-name="T8">mer</text:span><text:span text:style-name="T10"> </text:span>säkerhetsoberoende och snabbare verifikation i gengäld. </text:p>
      <text:h text:style-name="P17" text:outline-level="2">9. <text:s text:c="3"/>Kombinering och uppdelning av värden</text:h>
      <text:p text:style-name="P6">Trots att det skulle vara möjligt att behandla var mynt för sig, skulle det vara kostsamt och ohanterligt att utföra en separat<text:span text:style-name="T8"> </text:span>transaktion för varenda cent i en överföring. För att möjliggöra uppdelning och kombinering av värden, innehåller transaktioner flera in- och utdata. Normalt kommer det att finnas antingen enkel indata från en större föregående transaktion eller flera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a. </text:p>
      <text:h text:style-name="P17" text:outline-level="2"><text:soft-page-break/>10. <text:s text:c="3"/>Integritet</text:h>
      <text:p text:style-name="P3">Den traditionella bankmodellen uppnår en viss nivå på integritetsskydd<text:span text:style-name="T8"> genom begränsning av tillgång till information som inblandade </text:span>parter samt betrodd tredje part har. Nödvändigheten av att offentliggöra alla transaktioner utesluter emellertid denna metod, men integritetsskydd kan <text:s/>upprätthållas ändå genom att strypa informationsflödet på ett annat sätt: genom att hålla publika nycklar anonyma. Allmänheten kan se att någon skickar en summa till någon annan, men inte personuppgifter som samman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de förknippas med en gemensam ägare. Viss koppling är emellertid ofrånkomlig med flerindata-transaktioner, som nödvändigtvis avslöjar att deras indata tillhört en och samma ägare. Risken är att om innehavaren av en nyckel avslöjas, kan kopplingen avslöja andra transaktioner som tillhör innehavaren. </text:p>
      <text:h text:style-name="P17"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Tävlingen mellan den tillförlitliga kedjan och en angripares kedja kan beskrivas som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0" svg:width="0.198cm" svg:height="0.449cm" svg:x="0cm" svg:y="0.43cm"><draw:text-box><text:p text:style-name="P19"><text:span text:style-name="T18">q</text:span></text:p></draw:text-box></draw:frame><draw:frame draw:style-name="gr60" draw:text-style-name="P20" svg:width="0.094cm" svg:height="0.272cm" svg:x="0.24cm" svg:y="0.651cm"><draw:text-box><text:p text:style-name="P19"><text:span text:style-name="T19">z</text:span></text:p></draw:text-box></draw:frame><draw:frame draw:style-name="gr59" draw:text-style-name="P20" svg:width="0.313cm" svg:height="0.481cm" svg:x="0.346cm" svg:y="0.467cm"><draw:text-box><text:p text:style-name="P19"><text:span text:style-name="T20">=</text:span></text:p></draw:text-box></draw:frame><draw:frame draw:style-name="gr61" draw:text-style-name="P20" svg:width="0.406cm" svg:height="1.301cm" svg:x="0.635cm" svg:y="0cm"><draw:text-box><text:p text:style-name="P19"><text:span text:style-name="T21">{</text:span></text:p></draw:text-box></draw:frame><draw:frame draw:style-name="gr59" draw:text-style-name="P20" svg:width="0.198cm" svg:height="0.449cm" svg:x="1.304cm" svg:y="0.307cm"><draw:text-box><text:p text:style-name="P19"><text:span text:style-name="T22">1</text:span></text:p></draw:text-box></draw:frame><draw:frame draw:style-name="gr62" draw:text-style-name="P20" svg:width="0.219cm" svg:height="0.449cm" svg:x="2.26cm" svg:y="0.27cm"><draw:text-box><text:p text:style-name="P19"><text:span text:style-name="T18">if</text:span></text:p></draw:text-box></draw:frame><draw:frame draw:style-name="gr59" draw:text-style-name="P20" svg:width="0.198cm" svg:height="0.449cm" svg:x="2.655cm" svg:y="0.27cm"><draw:text-box><text:p text:style-name="P19"><text:span text:style-name="T18">p</text:span></text:p></draw:text-box></draw:frame><draw:frame draw:style-name="gr59" draw:text-style-name="P20" svg:width="0.313cm" svg:height="0.481cm" svg:x="2.866cm" svg:y="0.226cm"><draw:text-box><text:p text:style-name="P19"><text:span text:style-name="T20">≤</text:span></text:p></draw:text-box></draw:frame><draw:frame draw:style-name="gr59" draw:text-style-name="P20" svg:width="0.198cm" svg:height="0.449cm" svg:x="3.209cm" svg:y="0.27cm"><draw:text-box><text:p text:style-name="P19"><text:span text:style-name="T18">q</text:span></text:p></draw:text-box></draw:frame><draw:frame draw:style-name="gr59" draw:text-style-name="P20" svg:width="0.126cm" svg:height="0.481cm" svg:x="0.88cm" svg:y="0.755cm"><draw:text-box><text:p text:style-name="P19"><text:span text:style-name="T20"></text:span></text:p></draw:text-box></draw:frame><draw:frame draw:style-name="gr59"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9" draw:text-style-name="P20" svg:width="0.198cm" svg:height="0.449cm" svg:x="1.462cm" svg:y="0.787cm"><draw:text-box><text:p text:style-name="P19"><text:span text:style-name="T18">p</text:span></text:p></draw:text-box></draw:frame><draw:frame draw:style-name="gr59" draw:text-style-name="P20" svg:width="0.126cm" svg:height="0.481cm" svg:x="1.677cm" svg:y="0.755cm"><draw:text-box><text:p text:style-name="P19"><text:span text:style-name="T20"></text:span></text:p></draw:text-box></draw:frame><draw:frame draw:style-name="gr60" draw:text-style-name="P20" svg:width="0.094cm" svg:height="0.272cm" svg:x="1.808cm" svg:y="0.693cm"><draw:text-box><text:p text:style-name="P19"><text:span text:style-name="T19">z</text:span></text:p></draw:text-box></draw:frame><draw:frame draw:style-name="gr62" draw:text-style-name="P20" svg:width="0.219cm" svg:height="0.449cm" svg:x="2.26cm" svg:y="0.799cm"><draw:text-box><text:p text:style-name="P19"><text:span text:style-name="T18">if</text:span></text:p></draw:text-box></draw:frame><draw:frame draw:style-name="gr59" draw:text-style-name="P20" svg:width="0.198cm" svg:height="0.449cm" svg:x="2.655cm" svg:y="0.799cm"><draw:text-box><text:p text:style-name="P19"><text:span text:style-name="T18">p</text:span></text:p></draw:text-box></draw:frame><draw:frame draw:style-name="gr59" draw:text-style-name="P20" svg:width="0.313cm" svg:height="0.481cm" svg:x="2.866cm" svg:y="0.755cm"><draw:text-box><text:p text:style-name="P19"><text:span text:style-name="T20"></text:span></text:p></draw:text-box></draw:frame><draw:frame draw:style-name="gr59" draw:text-style-name="P20" svg:width="0.198cm" svg:height="0.449cm" svg:x="3.209cm" svg:y="0.799cm"><draw:text-box><text:p text:style-name="P19"><text:span text:style-name="T18">q</text:span></text:p></draw:text-box></draw:frame><draw:frame draw:style-name="gr61"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för ett tag att han betalt honom, och kastar sedan om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 efter det.  Han vet inte exakt hur stora framsteg angriparen har gjort, men<text:span text:style-name="T10"> </text:span>antagande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0" svg:width="0.521cm" svg:height="0.481cm" svg:x="0cm" svg:y="0.247cm"><draw:text-box><text:p text:style-name="P19"><text:span text:style-name="T20"></text:span><text:span text:style-name="T20">=</text:span></text:p></draw:text-box></draw:frame><draw:frame draw:style-name="gr59"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9" draw:text-style-name="P20" svg:width="0.198cm" svg:height="0.449cm" svg:x="0.847cm" svg:y="0cm"><draw:text-box><text:p text:style-name="P19"><text:span text:style-name="T18">q</text:span></text:p></draw:text-box></draw:frame><draw:frame draw:style-name="gr59" draw:text-style-name="P20" svg:width="0.198cm" svg:height="0.449cm" svg:x="0.875cm" svg:y="0.476cm"><draw:text-box><text:p text:style-name="P19"><text:span text:style-name="T18">p</text:span></text:p></draw:text-box></draw:frame></draw:g></text:p>
      <text:p text:style-name="P3"/>
      <text:p text:style-name="P3">För att erhålla sannolikheten att angriparen fortfarande nu kan komma ikapp,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0" svg:width="0.452cm" svg:height="0.698cm" svg:x="0cm" svg:y="0.358cm"><draw:text-box><text:p text:style-name="P19"><text:span text:style-name="T23">∑</text:span></text:p></draw:text-box></draw:frame><draw:frame draw:style-name="gr60" draw:text-style-name="P20" svg:width="0.108cm" svg:height="0.272cm" svg:x="0cm" svg:y="0.984cm"><draw:text-box><text:p text:style-name="P19"><text:span text:style-name="T19">k</text:span></text:p></draw:text-box></draw:frame><draw:frame draw:style-name="gr60" draw:text-style-name="P20" svg:width="0.19cm" svg:height="0.29cm" svg:x="0.131cm" svg:y="0.967cm"><draw:text-box><text:p text:style-name="P19"><text:span text:style-name="T24">=</text:span></text:p></draw:text-box></draw:frame><draw:frame draw:style-name="gr60" draw:text-style-name="P20" svg:width="0.121cm" svg:height="0.272cm" svg:x="0.318cm" svg:y="0.984cm"><draw:text-box><text:p text:style-name="P19"><text:span text:style-name="T25">0</text:span></text:p></draw:text-box></draw:frame><draw:frame draw:style-name="gr60" draw:text-style-name="P20" svg:width="0.179cm" svg:height="0.29cm" svg:x="0.131cm" svg:y="0.247cm"><draw:text-box><text:p text:style-name="P19"><text:span text:style-name="T24">∞</text:span></text:p></draw:text-box></draw:frame><draw:frame draw:style-name="gr59" draw:text-style-name="P20" svg:width="0.212cm" svg:height="0.481cm" svg:x="0.554cm" svg:y="0.272cm"><draw:text-box><text:p text:style-name="P19"><text:span text:style-name="T20"></text:span></text:p></draw:text-box></draw:frame><draw:frame draw:style-name="gr60" draw:text-style-name="P20" svg:width="0.108cm" svg:height="0.272cm" svg:x="0.794cm" svg:y="0.235cm"><draw:text-box><text:p text:style-name="P19"><text:span text:style-name="T19">k</text:span></text:p></draw:text-box></draw:frame><draw:frame draw:style-name="gr5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66" draw:text-style-name="P20" svg:width="0.315cm" svg:height="0.29cm" svg:x="1.139cm" svg:y="0.22cm"><draw:text-box><text:p text:style-name="P19"><text:span text:style-name="T24">−</text:span></text:p></draw:text-box></draw:frame><draw:frame draw:style-name="gr59" draw:text-style-name="P20" svg:width="0.177cm" svg:height="0.449cm" svg:x="0.847cm" svg:y="0.78cm"><draw:text-box><text:p text:style-name="P19"><text:span text:style-name="T18">k</text:span></text:p></draw:text-box></draw:frame><draw:frame draw:style-name="gr59" draw:text-style-name="P20" svg:width="0.119cm" svg:height="0.481cm" svg:x="1.058cm" svg:y="0.744cm"><draw:text-box><text:p text:style-name="P19"><text:span text:style-name="T20">!</text:span></text:p></draw:text-box></draw:frame><draw:frame draw:style-name="gr59" draw:text-style-name="P20" svg:width="0.228cm" svg:height="0.481cm" svg:x="1.453cm" svg:y="0.48cm"><draw:text-box><text:p text:style-name="P19"><text:span text:style-name="T20">⋅</text:span></text:p></draw:text-box></draw:frame><draw:frame draw:style-name="gr61" draw:text-style-name="P20" svg:width="0.406cm" svg:height="1.301cm" svg:x="1.616cm" svg:y="0cm"><draw:text-box><text:p text:style-name="P19"><text:span text:style-name="T21">{</text:span></text:p></draw:text-box></draw:frame><draw:frame draw:style-name="gr59" draw:text-style-name="P20" svg:width="0.126cm" svg:height="0.481cm" svg:x="1.834cm" svg:y="0.314cm"><draw:text-box><text:p text:style-name="P19"><text:span text:style-name="T20"></text:span></text:p></draw:text-box></draw:frame><draw:frame draw:style-name="gr59"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9" draw:text-style-name="P20" svg:width="0.198cm" svg:height="0.449cm" svg:x="2.411cm" svg:y="0.346cm"><draw:text-box><text:p text:style-name="P19"><text:span text:style-name="T18">p</text:span></text:p></draw:text-box></draw:frame><draw:frame draw:style-name="gr59" draw:text-style-name="P20" svg:width="0.126cm" svg:height="0.481cm" svg:x="2.625cm" svg:y="0.314cm"><draw:text-box><text:p text:style-name="P19"><text:span text:style-name="T20"></text:span></text:p></draw:text-box></draw:frame><draw:frame draw:style-name="gr60" draw:text-style-name="P20" svg:width="0.077cm" svg:height="0.29cm" svg:x="2.731cm" svg:y="0.25cm"><draw:text-box><text:p text:style-name="P19"><text:span text:style-name="T24"></text:span></text:p></draw:text-box></draw:frame><draw:frame draw:style-name="gr60" draw:text-style-name="P20" svg:width="0.094cm" svg:height="0.272cm" svg:x="2.84cm" svg:y="0.265cm"><draw:text-box><text:p text:style-name="P19"><text:span text:style-name="T19">z</text:span></text:p></draw:text-box></draw:frame><draw:frame draw:style-name="gr60" draw:text-style-name="P20" svg:width="0.19cm" svg:height="0.29cm" svg:x="2.946cm" svg:y="0.25cm"><draw:text-box><text:p text:style-name="P19"><text:span text:style-name="T24">−</text:span></text:p></draw:text-box></draw:frame><draw:frame draw:style-name="gr60" draw:text-style-name="P20" svg:width="0.108cm" svg:height="0.272cm" svg:x="3.154cm" svg:y="0.265cm"><draw:text-box><text:p text:style-name="P19"><text:span text:style-name="T19">k</text:span></text:p></draw:text-box></draw:frame><draw:frame draw:style-name="gr60" draw:text-style-name="P20" svg:width="0.077cm" svg:height="0.29cm" svg:x="3.288cm" svg:y="0.25cm"><draw:text-box><text:p text:style-name="P19"><text:span text:style-name="T24"></text:span></text:p></draw:text-box></draw:frame><draw:frame draw:style-name="gr67" draw:text-style-name="P20" svg:width="0.489cm" svg:height="0.449cm" svg:x="3.711cm" svg:y="0.277cm"><draw:text-box><text:p text:style-name="P19"><text:span text:style-name="T18">if k</text:span></text:p></draw:text-box></draw:frame><draw:frame draw:style-name="gr59" draw:text-style-name="P20" svg:width="0.313cm" svg:height="0.481cm" svg:x="4.269cm" svg:y="0.242cm"><draw:text-box><text:p text:style-name="P19"><text:span text:style-name="T20">≤</text:span></text:p></draw:text-box></draw:frame><draw:frame draw:style-name="gr59" draw:text-style-name="P20" svg:width="0.156cm" svg:height="0.449cm" svg:x="4.636cm" svg:y="0.277cm"><draw:text-box><text:p text:style-name="P19"><text:span text:style-name="T18">z</text:span></text:p></draw:text-box></draw:frame><draw:frame draw:style-name="gr59" draw:text-style-name="P20" svg:width="0.198cm" svg:height="0.449cm" svg:x="2.494cm" svg:y="0.794cm"><draw:text-box><text:p text:style-name="P19"><text:span text:style-name="T22">1</text:span></text:p></draw:text-box></draw:frame><draw:frame draw:style-name="gr67" draw:text-style-name="P20" svg:width="0.489cm" svg:height="0.449cm" svg:x="3.711cm" svg:y="0.75cm"><draw:text-box><text:p text:style-name="P19"><text:span text:style-name="T18">if k</text:span></text:p></draw:text-box></draw:frame><draw:frame draw:style-name="gr59" draw:text-style-name="P20" svg:width="0.313cm" svg:height="0.481cm" svg:x="4.269cm" svg:y="0.714cm"><draw:text-box><text:p text:style-name="P19"><text:span text:style-name="T20"></text:span></text:p></draw:text-box></draw:frame><draw:frame draw:style-name="gr59" draw:text-style-name="P20" svg:width="0.156cm" svg:height="0.449cm" svg:x="4.636cm" svg:y="0.75cm"><draw:text-box><text:p text:style-name="P19"><text:span text:style-name="T18">z</text:span></text:p></draw:text-box></draw:frame><draw:frame draw:style-name="gr61" draw:text-style-name="P20" svg:width="0.406cm" svg:height="1.301cm" svg:x="4.763cm" svg:y="0cm"><draw:text-box><text:p text:style-name="P19"><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0" svg:width="0.198cm" svg:height="0.449cm" svg:x="0cm" svg:y="0.268cm"><draw:text-box><text:p text:style-name="P19"><text:span text:style-name="T22">1</text:span></text:p></draw:text-box></draw:frame><draw:frame draw:style-name="gr59" draw:text-style-name="P20" svg:width="0.313cm" svg:height="0.481cm" svg:x="0.183cm" svg:y="0.236cm"><draw:text-box><text:p text:style-name="P19"><text:span text:style-name="T20">−</text:span></text:p></draw:text-box></draw:frame><draw:frame draw:style-name="gr65" draw:text-style-name="P20" svg:width="0.452cm" svg:height="0.698cm" svg:x="0.501cm" svg:y="0.148cm"><draw:text-box><text:p text:style-name="P19"><text:span text:style-name="T23">∑</text:span></text:p></draw:text-box></draw:frame><draw:frame draw:style-name="gr60" draw:text-style-name="P20" svg:width="0.108cm" svg:height="0.272cm" svg:x="0.529cm" svg:y="0.79cm"><draw:text-box><text:p text:style-name="P19"><text:span text:style-name="T19">k</text:span></text:p></draw:text-box></draw:frame><draw:frame draw:style-name="gr60" draw:text-style-name="P20" svg:width="0.19cm" svg:height="0.29cm" svg:x="0.66cm" svg:y="0.773cm"><draw:text-box><text:p text:style-name="P19"><text:span text:style-name="T24">=</text:span></text:p></draw:text-box></draw:frame><draw:frame draw:style-name="gr60" draw:text-style-name="P20" svg:width="0.121cm" svg:height="0.272cm" svg:x="0.847cm" svg:y="0.79cm"><draw:text-box><text:p text:style-name="P19"><text:span text:style-name="T25">0</text:span></text:p></draw:text-box></draw:frame><draw:frame draw:style-name="gr60" draw:text-style-name="P20" svg:width="0.094cm" svg:height="0.272cm" svg:x="0.693cm" svg:y="0cm"><draw:text-box><text:p text:style-name="P19"><text:span text:style-name="T19">z</text:span></text:p></draw:text-box></draw:frame><draw:frame draw:style-name="gr59" draw:text-style-name="P20" svg:width="0.212cm" svg:height="0.481cm" svg:x="1.076cm" svg:y="0.044cm"><draw:text-box><text:p text:style-name="P19"><text:span text:style-name="T20"></text:span></text:p></draw:text-box></draw:frame><draw:frame draw:style-name="gr60" draw:text-style-name="P20" svg:width="0.108cm" svg:height="0.272cm" svg:x="1.288cm" svg:y="0.044cm"><draw:text-box><text:p text:style-name="P19"><text:span text:style-name="T19">k</text:span></text:p></draw:text-box></draw:frame><draw:frame draw:style-name="gr5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68" draw:text-style-name="P20" svg:width="0.315cm" svg:height="0.29cm" svg:x="1.651cm" svg:y="0.025cm"><draw:text-box><text:p text:style-name="P19"><text:span text:style-name="T24">−</text:span></text:p></draw:text-box></draw:frame><draw:frame draw:style-name="gr59" draw:text-style-name="P20" svg:width="0.177cm" svg:height="0.449cm" svg:x="1.369cm" svg:y="0.594cm"><draw:text-box><text:p text:style-name="P19"><text:span text:style-name="T18">k</text:span></text:p></draw:text-box></draw:frame><draw:frame draw:style-name="gr59" draw:text-style-name="P20" svg:width="0.119cm" svg:height="0.481cm" svg:x="1.577cm" svg:y="0.547cm"><draw:text-box><text:p text:style-name="P19"><text:span text:style-name="T20">!</text:span></text:p></draw:text-box></draw:frame><draw:frame draw:style-name="gr69" draw:text-style-name="P20" svg:width="0.165cm" svg:height="0.638cm" svg:x="2.028cm" svg:y="0.134cm"><draw:text-box><text:p text:style-name="P19"><text:span text:style-name="T26"></text:span></text:p></draw:text-box></draw:frame><draw:frame draw:style-name="gr59" draw:text-style-name="P20" svg:width="0.198cm" svg:height="0.449cm" svg:x="2.155cm" svg:y="0.268cm"><draw:text-box><text:p text:style-name="P19"><text:span text:style-name="T22">1</text:span></text:p></draw:text-box></draw:frame><draw:frame draw:style-name="gr70" draw:text-style-name="P20" svg:width="0.433cm" svg:height="0.481cm" svg:x="2.353cm" svg:y="0.236cm"><draw:text-box><text:p text:style-name="P19"><text:span text:style-name="T20">−</text:span></text:p></draw:text-box></draw:frame><draw:frame draw:style-name="gr59"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9" draw:text-style-name="P20" svg:width="0.198cm" svg:height="0.449cm" svg:x="3.263cm" svg:y="0.268cm"><draw:text-box><text:p text:style-name="P19"><text:span text:style-name="T18">p</text:span></text:p></draw:text-box></draw:frame><draw:frame draw:style-name="gr59" draw:text-style-name="P20" svg:width="0.126cm" svg:height="0.481cm" svg:x="3.461cm" svg:y="0.236cm"><draw:text-box><text:p text:style-name="P19"><text:span text:style-name="T20"></text:span></text:p></draw:text-box></draw:frame><draw:frame draw:style-name="gr60" draw:text-style-name="P20" svg:width="0.077cm" svg:height="0.29cm" svg:x="3.567cm" svg:y="0.189cm"><draw:text-box><text:p text:style-name="P19"><text:span text:style-name="T24"></text:span></text:p></draw:text-box></draw:frame><draw:frame draw:style-name="gr60" draw:text-style-name="P20" svg:width="0.094cm" svg:height="0.272cm" svg:x="3.672cm" svg:y="0.199cm"><draw:text-box><text:p text:style-name="P19"><text:span text:style-name="T19">z</text:span></text:p></draw:text-box></draw:frame><draw:frame draw:style-name="gr60" draw:text-style-name="P20" svg:width="0.19cm" svg:height="0.29cm" svg:x="3.778cm" svg:y="0.189cm"><draw:text-box><text:p text:style-name="P19"><text:span text:style-name="T24">−</text:span></text:p></draw:text-box></draw:frame><draw:frame draw:style-name="gr60" draw:text-style-name="P20" svg:width="0.108cm" svg:height="0.272cm" svg:x="3.99cm" svg:y="0.199cm"><draw:text-box><text:p text:style-name="P19"><text:span text:style-name="T19">k</text:span></text:p></draw:text-box></draw:frame><draw:frame draw:style-name="gr60" draw:text-style-name="P20" svg:width="0.077cm" svg:height="0.29cm" svg:x="4.12cm" svg:y="0.189cm"><draw:text-box><text:p text:style-name="P19"><text:span text:style-name="T24"></text:span></text:p></draw:text-box></draw:frame><draw:frame draw:style-name="gr69"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0" svg:width="2.883cm" svg:height="0.322cm" svg:x="0cm" svg:y="0cm"><draw:text-box><text:p text:style-name="P19"><text:span text:style-name="T27">#include &lt;math.h&gt;</text:span></text:p></draw:text-box></draw:frame><draw:frame draw:style-name="gr97" draw:text-style-name="P20" svg:width="8.471cm" svg:height="0.322cm" svg:x="0cm" svg:y="0.321cm"><draw:text-box><text:p text:style-name="P19"><text:span text:style-name="T27">double AttackerSuccessProbability(double q, int z)</text:span></text:p></draw:text-box></draw:frame><draw:frame draw:style-name="gr98" draw:text-style-name="P20" svg:width="0.174cm" svg:height="0.322cm" svg:x="0cm" svg:y="0.639cm"><draw:text-box><text:p text:style-name="P19"><text:span text:style-name="T27">{</text:span></text:p></draw:text-box></draw:frame><draw:frame draw:style-name="gr99" draw:text-style-name="P20" svg:width="3.899cm" svg:height="0.322cm" svg:x="0cm" svg:y="0.96cm"><draw:text-box><text:p text:style-name="P19"><text:span text:style-name="T27"><text:s text:c="4"/></text:span><text:span text:style-name="T27">double p = 1.0 - q;</text:span></text:p></draw:text-box></draw:frame><draw:frame draw:style-name="gr100" draw:text-style-name="P20" svg:width="5.423cm" svg:height="0.322cm" svg:x="0cm" svg:y="1.277cm"><draw:text-box><text:p text:style-name="P19"><text:span text:style-name="T27"><text:s text:c="4"/></text:span><text:span text:style-name="T27">double lambda = z * (q / p);</text:span></text:p></draw:text-box></draw:frame><draw:frame draw:style-name="gr101" draw:text-style-name="P20" svg:width="3.56cm" svg:height="0.322cm" svg:x="0cm" svg:y="1.598cm"><draw:text-box><text:p text:style-name="P19"><text:span text:style-name="T27"><text:s text:c="4"/></text:span><text:span text:style-name="T27">double sum = 1.0;</text:span></text:p></draw:text-box></draw:frame><draw:frame draw:style-name="gr76" draw:text-style-name="P20" svg:width="2.206cm" svg:height="0.322cm" svg:x="0cm" svg:y="1.916cm"><draw:text-box><text:p text:style-name="P19"><text:span text:style-name="T27"><text:s text:c="4"/></text:span><text:span text:style-name="T27">int i, k;</text:span></text:p></draw:text-box></draw:frame><draw:frame draw:style-name="gr102" draw:text-style-name="P20" svg:width="4.746cm" svg:height="0.322cm" svg:x="0cm" svg:y="2.237cm"><draw:text-box><text:p text:style-name="P19"><text:span text:style-name="T27"><text:s text:c="4"/></text:span><text:span text:style-name="T27">for (k = 0; k &lt;= z; k++)</text:span></text:p></draw:text-box></draw:frame><draw:frame draw:style-name="gr72" draw:text-style-name="P20" svg:width="0.851cm" svg:height="0.322cm" svg:x="0cm" svg:y="2.554cm"><draw:text-box><text:p text:style-name="P19"><text:span text:style-name="T27"><text:s text:c="4"/></text:span><text:span text:style-name="T27">{</text:span></text:p></draw:text-box></draw:frame><draw:frame draw:style-name="gr103" draw:text-style-name="P20" svg:width="6.439cm" svg:height="0.322cm" svg:x="0cm" svg:y="2.875cm"><draw:text-box><text:p text:style-name="P19"><text:span text:style-name="T27"><text:s text:c="8"/></text:span><text:span text:style-name="T27">double poisson = exp(-lambda);</text:span></text:p></draw:text-box></draw:frame><draw:frame draw:style-name="gr100" draw:text-style-name="P20" svg:width="5.423cm" svg:height="0.322cm" svg:x="0cm" svg:y="3.193cm"><draw:text-box><text:p text:style-name="P19"><text:span text:style-name="T27"><text:s text:c="8"/></text:span><text:span text:style-name="T27">for (i = 1; i &lt;= k; i++)</text:span></text:p></draw:text-box></draw:frame><draw:frame draw:style-name="gr104" draw:text-style-name="P20" svg:width="5.762cm" svg:height="0.322cm" svg:x="0cm" svg:y="3.514cm"><draw:text-box><text:p text:style-name="P19"><text:span text:style-name="T27"><text:s text:c="12"/></text:span><text:span text:style-name="T27">poisson *= lambda / i;</text:span></text:p></draw:text-box></draw:frame><draw:frame draw:style-name="gr105" draw:text-style-name="P20" svg:width="8.302cm" svg:height="0.322cm" svg:x="0cm" svg:y="3.831cm"><draw:text-box><text:p text:style-name="P19"><text:span text:style-name="T27"><text:s text:c="8"/></text:span><text:span text:style-name="T27">sum -= poisson * (1 - pow(q / p, z - k));</text:span></text:p></draw:text-box></draw:frame><draw:frame draw:style-name="gr72" draw:text-style-name="P20" svg:width="0.851cm" svg:height="0.322cm" svg:x="0cm" svg:y="4.152cm"><draw:text-box><text:p text:style-name="P19"><text:span text:style-name="T27"><text:s text:c="4"/></text:span><text:span text:style-name="T27">}</text:span></text:p></draw:text-box></draw:frame><draw:frame draw:style-name="gr106" draw:text-style-name="P20" svg:width="2.544cm" svg:height="0.322cm" svg:x="0cm" svg:y="4.47cm"><draw:text-box><text:p text:style-name="P19"><text:span text:style-name="T27"><text:s text:c="4"/></text:span><text:span text:style-name="T27">return sum;</text:span></text:p></draw:text-box></draw:frame><draw:frame draw:style-name="gr98"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0" svg:width="0.851cm" svg:height="0.322cm" svg:x="0cm" svg:y="0cm"><draw:text-box><text:p text:style-name="P19"><text:span text:style-name="T27">q=0.1</text:span></text:p></draw:text-box></draw:frame><draw:frame draw:style-name="gr73" draw:text-style-name="P20" svg:width="3.052cm" svg:height="0.322cm" svg:x="0cm" svg:y="0.318cm"><draw:text-box><text:p text:style-name="P19"><text:span text:style-name="T27">z=0 <text:s text:c="3"/>P=1.0000000</text:span></text:p></draw:text-box></draw:frame><draw:frame draw:style-name="gr73" draw:text-style-name="P20" svg:width="3.052cm" svg:height="0.322cm" svg:x="0cm" svg:y="0.639cm"><draw:text-box><text:p text:style-name="P19"><text:span text:style-name="T27">z=1 <text:s text:c="3"/>P=0.2045873</text:span></text:p></draw:text-box></draw:frame><draw:frame draw:style-name="gr73" draw:text-style-name="P20" svg:width="3.052cm" svg:height="0.322cm" svg:x="0cm" svg:y="0.956cm"><draw:text-box><text:p text:style-name="P19"><text:span text:style-name="T27">z=2 <text:s text:c="3"/>P=0.0509779</text:span></text:p></draw:text-box></draw:frame><draw:frame draw:style-name="gr73" draw:text-style-name="P20" svg:width="3.052cm" svg:height="0.322cm" svg:x="0cm" svg:y="1.277cm"><draw:text-box><text:p text:style-name="P19"><text:span text:style-name="T27">z=3 <text:s text:c="3"/>P=0.0131722</text:span></text:p></draw:text-box></draw:frame><draw:frame draw:style-name="gr73" draw:text-style-name="P20" svg:width="3.052cm" svg:height="0.322cm" svg:x="0cm" svg:y="1.595cm"><draw:text-box><text:p text:style-name="P19"><text:span text:style-name="T27">z=4 <text:s text:c="3"/>P=0.0034552</text:span></text:p></draw:text-box></draw:frame><draw:frame draw:style-name="gr73" draw:text-style-name="P20" svg:width="3.052cm" svg:height="0.322cm" svg:x="0cm" svg:y="1.916cm"><draw:text-box><text:p text:style-name="P19"><text:span text:style-name="T27">z=5 <text:s text:c="3"/>P=0.0009137</text:span></text:p></draw:text-box></draw:frame><draw:frame draw:style-name="gr73" draw:text-style-name="P20" svg:width="3.052cm" svg:height="0.322cm" svg:x="0cm" svg:y="2.233cm"><draw:text-box><text:p text:style-name="P19"><text:span text:style-name="T27">z=6 <text:s text:c="3"/>P=0.0002428</text:span></text:p></draw:text-box></draw:frame><draw:frame draw:style-name="gr73" draw:text-style-name="P20" svg:width="3.052cm" svg:height="0.322cm" svg:x="0cm" svg:y="2.554cm"><draw:text-box><text:p text:style-name="P19"><text:span text:style-name="T27">z=7 <text:s text:c="3"/>P=0.0000647</text:span></text:p></draw:text-box></draw:frame><draw:frame draw:style-name="gr73" draw:text-style-name="P20" svg:width="3.052cm" svg:height="0.322cm" svg:x="0cm" svg:y="2.872cm"><draw:text-box><text:p text:style-name="P19"><text:span text:style-name="T27">z=8 <text:s text:c="3"/>P=0.0000173</text:span></text:p></draw:text-box></draw:frame><draw:frame draw:style-name="gr73" draw:text-style-name="P20" svg:width="3.052cm" svg:height="0.322cm" svg:x="0cm" svg:y="3.193cm"><draw:text-box><text:p text:style-name="P19"><text:span text:style-name="T27">z=9 <text:s text:c="3"/>P=0.0000046</text:span></text:p></draw:text-box></draw:frame><draw:frame draw:style-name="gr73" draw:text-style-name="P20" svg:width="3.052cm" svg:height="0.322cm" svg:x="0cm" svg:y="3.51cm"><draw:text-box><text:p text:style-name="P19"><text:span text:style-name="T27">z=10 <text:s text:c="2"/>P=0.0000012</text:span></text:p></draw:text-box></draw:frame><draw:frame draw:style-name="gr72" draw:text-style-name="P20" svg:width="0.851cm" svg:height="0.322cm" svg:x="0cm" svg:y="4.187cm"><draw:text-box><text:p text:style-name="P19"><text:span text:style-name="T27">q=0.3</text:span></text:p></draw:text-box></draw:frame><draw:frame draw:style-name="gr73" draw:text-style-name="P20" svg:width="3.052cm" svg:height="0.322cm" svg:x="0cm" svg:y="4.505cm"><draw:text-box><text:p text:style-name="P19"><text:span text:style-name="T27">z=0 <text:s text:c="3"/>P=1.0000000</text:span></text:p></draw:text-box></draw:frame><draw:frame draw:style-name="gr73" draw:text-style-name="P20" svg:width="3.052cm" svg:height="0.322cm" svg:x="0cm" svg:y="4.826cm"><draw:text-box><text:p text:style-name="P19"><text:span text:style-name="T27">z=5 <text:s text:c="3"/>P=0.1773523</text:span></text:p></draw:text-box></draw:frame><draw:frame draw:style-name="gr73" draw:text-style-name="P20" svg:width="3.052cm" svg:height="0.322cm" svg:x="0cm" svg:y="5.144cm"><draw:text-box><text:p text:style-name="P19"><text:span text:style-name="T27">z=10 <text:s text:c="2"/>P=0.0416605</text:span></text:p></draw:text-box></draw:frame><draw:frame draw:style-name="gr73" draw:text-style-name="P20" svg:width="3.052cm" svg:height="0.322cm" svg:x="0cm" svg:y="5.465cm"><draw:text-box><text:p text:style-name="P19"><text:span text:style-name="T27">z=15 <text:s text:c="2"/>P=0.0101008</text:span></text:p></draw:text-box></draw:frame><draw:frame draw:style-name="gr73" draw:text-style-name="P20" svg:width="3.052cm" svg:height="0.322cm" svg:x="0cm" svg:y="5.782cm"><draw:text-box><text:p text:style-name="P19"><text:span text:style-name="T27">z=20 <text:s text:c="2"/>P=0.0024804</text:span></text:p></draw:text-box></draw:frame><draw:frame draw:style-name="gr73" draw:text-style-name="P20" svg:width="3.052cm" svg:height="0.322cm" svg:x="0cm" svg:y="6.103cm"><draw:text-box><text:p text:style-name="P19"><text:span text:style-name="T27">z=25 <text:s text:c="2"/>P=0.0006132</text:span></text:p></draw:text-box></draw:frame><draw:frame draw:style-name="gr73" draw:text-style-name="P20" svg:width="3.052cm" svg:height="0.322cm" svg:x="0cm" svg:y="6.421cm"><draw:text-box><text:p text:style-name="P19"><text:span text:style-name="T27">z=30 <text:s text:c="2"/>P=0.0001522</text:span></text:p></draw:text-box></draw:frame><draw:frame draw:style-name="gr73" draw:text-style-name="P20" svg:width="3.052cm" svg:height="0.322cm" svg:x="0cm" svg:y="6.742cm"><draw:text-box><text:p text:style-name="P19"><text:span text:style-name="T27">z=35 <text:s text:c="2"/>P=0.0000379</text:span></text:p></draw:text-box></draw:frame><draw:frame draw:style-name="gr73" draw:text-style-name="P20" svg:width="3.052cm" svg:height="0.322cm" svg:x="0cm" svg:y="7.059cm"><draw:text-box><text:p text:style-name="P19"><text:span text:style-name="T27">z=40 <text:s text:c="2"/>P=0.0000095</text:span></text:p></draw:text-box></draw:frame><draw:frame draw:style-name="gr73" draw:text-style-name="P20" svg:width="3.052cm" svg:height="0.322cm" svg:x="0cm" svg:y="7.38cm"><draw:text-box><text:p text:style-name="P19"><text:span text:style-name="T27">z=45 <text:s text:c="2"/>P=0.0000024</text:span></text:p></draw:text-box></draw:frame><draw:frame draw:style-name="gr73"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0" svg:width="1.528cm" svg:height="0.322cm" svg:x="0cm" svg:y="0cm"><draw:text-box><text:p text:style-name="P19"><text:span text:style-name="T27">P &lt; 0.001</text:span></text:p></draw:text-box></draw:frame><draw:frame draw:style-name="gr75" draw:text-style-name="P20" svg:width="2.036cm" svg:height="0.322cm" svg:x="0cm" svg:y="0.321cm"><draw:text-box><text:p text:style-name="P19"><text:span text:style-name="T27">q=0.10 <text:s text:c="2"/>z=5</text:span></text:p></draw:text-box></draw:frame><draw:frame draw:style-name="gr75" draw:text-style-name="P20" svg:width="2.036cm" svg:height="0.322cm" svg:x="0cm" svg:y="0.639cm"><draw:text-box><text:p text:style-name="P19"><text:span text:style-name="T27">q=0.15 <text:s text:c="2"/>z=8</text:span></text:p></draw:text-box></draw:frame><draw:frame draw:style-name="gr76" draw:text-style-name="P20" svg:width="2.206cm" svg:height="0.322cm" svg:x="0cm" svg:y="0.96cm"><draw:text-box><text:p text:style-name="P19"><text:span text:style-name="T27">q=0.20 <text:s text:c="2"/>z=11</text:span></text:p></draw:text-box></draw:frame><draw:frame draw:style-name="gr76" draw:text-style-name="P20" svg:width="2.206cm" svg:height="0.322cm" svg:x="0cm" svg:y="1.277cm"><draw:text-box><text:p text:style-name="P19"><text:span text:style-name="T27">q=0.25 <text:s text:c="2"/>z=15</text:span></text:p></draw:text-box></draw:frame><draw:frame draw:style-name="gr76" draw:text-style-name="P20" svg:width="2.206cm" svg:height="0.322cm" svg:x="0cm" svg:y="1.598cm"><draw:text-box><text:p text:style-name="P19"><text:span text:style-name="T27">q=0.30 <text:s text:c="2"/>z=24</text:span></text:p></draw:text-box></draw:frame><draw:frame draw:style-name="gr76" draw:text-style-name="P20" svg:width="2.206cm" svg:height="0.322cm" svg:x="0cm" svg:y="1.916cm"><draw:text-box><text:p text:style-name="P19"><text:span text:style-name="T27">q=0.35 <text:s text:c="2"/>z=41</text:span></text:p></draw:text-box></draw:frame><draw:frame draw:style-name="gr76" draw:text-style-name="P20" svg:width="2.206cm" svg:height="0.322cm" svg:x="0cm" svg:y="2.237cm"><draw:text-box><text:p text:style-name="P19"><text:span text:style-name="T27">q=0.40 <text:s text:c="2"/>z=89</text:span></text:p></draw:text-box></draw:frame><draw:frame draw:style-name="gr77" draw:text-style-name="P20" svg:width="2.375cm" svg:height="0.322cm" svg:x="0cm" svg:y="2.554cm"><draw:text-box><text:p text:style-name="P19"><text:span text:style-name="T27">q=0.45 <text:s text:c="2"/>z=340</text:span></text:p></draw:text-box></draw:frame></draw:g></text:p>
      <text:h text:style-name="P17" text:outline-level="2">12. <text:s text:c="3"/>Slutsats</text:h>
      <text:p text:style-name="P3">Vi har föreslagit ett system för elektroniska transaktioner som inte är beroende av tillit. Vi började med det vanliga ramverket för mynt som skapas med digitala signaturer, vilket ger stark kontroll över ägandet men är alltjämnt ofullständigt, utan en metod som förhindrar dubbelbetalning. För att lösa problemet, föreslog vi ett P2P-nätverk som använder proof-of-work för att skapa en historia av transaktioner som är offentlig, som snabbt blir beräkningmässigt ohållbar för en angripare att ändra, förutsatt att tillförlitliga noder behärskar majoriteten av CPU-kraft i nätverket. Nätverket är robust i sin ostrukturerad enkelhet. Noder arbetar alla samtidigt med lite samordning. De behöver inte vara identifierade, eftersom meddelanden inte routas till någon särskild plats utan behöver endast vara levererade efter bästa förmåga. Noder kan lämna och återansluta till nätverket som de önskar, och accepterar proof-of-work kedjan som bevis på händelser som inträffar när de ä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17" text:outline-level="2"><text:soft-page-break/>Referenser</text:h>
      <text:list xml:id="list7473415384680792158"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01T16:36:02.29</dc:date>
    <meta:editing-duration>P8DT23H14M17S</meta:editing-duration>
    <meta:editing-cycles>469</meta:editing-cycles>
    <meta:generator>OpenOffice.org/3.4.1$Win32 OpenOffice.org_project/341m1$Build-9593</meta:generator>
    <meta:document-statistic meta:table-count="0" meta:image-count="0" meta:object-count="0" meta:page-count="9" meta:paragraph-count="82" meta:word-count="3136" meta:character-count="21480"/>
  </office:meta>
</office:document-meta>
</file>